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8f9e8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Calibri1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libri1" officeooo:paragraph-rsid="00168138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style:font-size-asian="11pt" style:font-style-asian="normal" style:font-weight-asian="normal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officeooo:paragraph-rsid="00168138" style:font-size-asian="11pt" style:font-style-asian="normal" style:font-weight-asian="normal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officeooo:paragraph-rsid="00196d30" style:font-size-asian="11pt" style:font-style-asian="normal" style:font-weight-asian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officeooo:paragraph-rsid="0016f5f8" style:font-size-asian="11pt" style:font-style-asian="normal" style:font-weight-asian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officeooo:paragraph-rsid="001a10ae" style:font-size-asian="11pt" style:font-style-asian="normal" style:font-weight-asian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officeooo:rsid="0016f5f8" officeooo:paragraph-rsid="0016f5f8" style:font-size-asian="11pt" style:font-style-asian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font-name="Calibri1" fo:font-size="11pt" fo:font-style="normal" fo:font-weight="normal" officeooo:rsid="0016f5f8" officeooo:paragraph-rsid="0016f5f8" style:font-size-asian="11pt" style:font-style-asian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normal" officeooo:rsid="0018f9e8" officeooo:paragraph-rsid="0018f9e8" style:font-size-asian="11pt" style:font-style-asian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Calibri1" fo:font-size="11pt" fo:font-style="normal" fo:font-weight="bold" officeooo:rsid="0016f5f8" officeooo:paragraph-rsid="0016f5f8" style:font-size-asian="11pt" style:font-style-asian="normal" style:font-weight-asian="bold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font-name="Calibri1" fo:font-size="11pt" fo:font-style="normal" style:text-underline-style="solid" style:text-underline-width="auto" style:text-underline-color="font-color" fo:font-weight="normal" officeooo:rsid="0016f5f8" officeooo:paragraph-rsid="0016f5f8" style:font-size-asian="11pt" style:font-style-asian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line-through-style="none" style:text-line-through-type="none" style:font-name="Calibri1" fo:font-size="11pt" fo:font-style="normal" style:text-underline-style="solid" style:text-underline-width="auto" style:text-underline-color="font-color" fo:font-weight="normal" officeooo:rsid="0018f9e8" officeooo:paragraph-rsid="0018f9e8" style:font-size-asian="11pt" style:font-style-asian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font-name="Calibri" fo:font-size="11pt" fo:font-style="normal" fo:font-weight="normal" officeooo:rsid="0018f9e8" officeooo:paragraph-rsid="0018f9e8" style:font-size-asian="11pt" style:font-style-asian="normal" style:font-weight-asian="normal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color="#ff0000" style:font-name="Calibri1" fo:font-size="11pt" fo:font-style="normal" fo:font-weight="normal" style:font-size-asian="11pt" style:font-style-asian="normal" style:font-weight-asian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ff0000" style:font-name="Calibri1" fo:font-size="11pt" fo:font-style="normal" fo:font-weight="normal" officeooo:paragraph-rsid="00168138" style:font-size-asian="11pt" style:font-style-asian="normal" style:font-weight-asian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8000" style:font-name="Calibri1" fo:font-size="11pt" fo:font-style="normal" fo:font-weight="normal" style:font-size-asian="11pt" style:font-style-asian="normal" style:font-weight-asian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8000" style:font-name="Calibri1" fo:font-size="11pt" fo:font-style="normal" fo:font-weight="normal" officeooo:paragraph-rsid="00168138" style:font-size-asian="11pt" style:font-style-asian="normal" style:font-weight-asian="normal"/>
    </style:style>
    <style:style style:name="P20" style:family="paragraph" style:parent-style-name="Standard">
      <style:paragraph-properties fo:text-align="start" style:justify-single-word="false" style:writing-mode="lr-tb"/>
      <style:text-properties fo:color="#008000" style:font-name="Calibri1" fo:font-size="11pt" fo:font-style="normal" fo:font-weight="normal" officeooo:paragraph-rsid="00196d30" style:font-size-asian="11pt" style:font-style-asian="normal" style:font-weight-asian="normal"/>
    </style:style>
    <style:style style:name="P21" style:family="paragraph" style:parent-style-name="Standard">
      <style:paragraph-properties fo:text-align="start" style:justify-single-word="false" style:writing-mode="lr-tb"/>
      <style:text-properties fo:color="#008000" style:font-name="Calibri1" fo:font-size="11pt" fo:font-style="normal" fo:font-weight="normal" officeooo:paragraph-rsid="0016f5f8" style:font-size-asian="11pt" style:font-style-asian="normal" style:font-weight-asian="normal"/>
    </style:style>
    <style:style style:name="P22" style:family="paragraph" style:parent-style-name="Standard">
      <style:paragraph-properties fo:text-align="start" style:justify-single-word="false" fo:break-before="page" style:writing-mode="lr-tb"/>
      <style:text-properties fo:color="#000000" style:font-name="Calibri1" fo:font-size="11pt" fo:font-style="normal" fo:font-weight="normal" officeooo:paragraph-rsid="001a10ae" style:font-size-asian="11pt" style:font-style-asian="normal" style:font-weight-asian="normal"/>
    </style:style>
    <style:style style:name="P23" style:family="paragraph" style:parent-style-name="Standard">
      <style:paragraph-properties fo:text-align="start" style:justify-single-word="false" fo:break-before="page" style:writing-mode="lr-tb"/>
      <style:text-properties fo:color="#000000" style:font-name="Calibri1" fo:font-size="11pt" fo:font-style="normal" fo:font-weight="bold" officeooo:rsid="0016f5f8" officeooo:paragraph-rsid="0016f5f8" style:font-size-asian="11pt" style:font-style-asian="normal" style:font-weight-asian="bold" style:font-weight-complex="bold"/>
    </style:style>
    <style:style style:name="T1" style:family="text">
      <style:text-properties fo:color="#000000" style:font-name="Calibri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style:font-name="Calibri" fo:font-size="11pt" fo:font-style="normal" fo:font-weight="normal" officeooo:rsid="0018f9e8" style:font-size-asian="11pt" style:font-style-asian="normal" style:font-weight-asian="normal" style:font-weight-complex="normal"/>
    </style:style>
    <style:style style:name="T3" style:family="text">
      <style:text-properties fo:color="#000000" style:font-name="Calibri" fo:font-size="11pt" fo:font-style="normal" fo:font-weight="normal" officeooo:rsid="00196d30" style:font-size-asian="11pt" style:font-style-asian="normal" style:font-weight-asian="normal" style:font-weight-complex="normal"/>
    </style:style>
    <style:style style:name="T4" style:family="text">
      <style:text-properties fo:color="#000000" style:font-name="Calibri" fo:font-size="11pt" fo:font-style="normal" fo:font-weight="normal" officeooo:rsid="0018f9e8" style:font-size-asian="11pt" style:font-style-asian="normal" style:font-weight-asian="normal" style:font-weight-complex="bold"/>
    </style:style>
    <style:style style:name="T5" style:family="text">
      <style:text-properties fo:color="#000000" fo:font-size="11pt" fo:font-style="normal" fo:font-weight="normal" style:font-size-asian="11pt" style:font-style-asian="normal" style:font-weight-asian="normal"/>
    </style:style>
    <style:style style:name="T6" style:family="text">
      <style:text-properties fo:color="#000000" fo:font-size="11pt" fo:font-style="normal" fo:font-weight="normal" officeooo:rsid="00168138" style:font-size-asian="11pt" style:font-style-asian="normal" style:font-weight-asian="normal"/>
    </style:style>
    <style:style style:name="T7" style:family="text">
      <style:text-properties fo:color="#000000" fo:font-size="11pt" fo:font-style="normal" fo:font-weight="normal" officeooo:rsid="0016f5f8" style:font-size-asian="11pt" style:font-style-asian="normal" style:font-weight-asian="normal"/>
    </style:style>
    <style:style style:name="T8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ncement 1)</text:p>
      <text:p text:style-name="P4"/>
      <text:p text:style-name="P4"> Lancer l'application sans avoir d'erreur</text:p>
      <text:p text:style-name="P2"/>
      <text:p text:style-name="P16">I ) Authentification</text:p>
      <text:p text:style-name="P2"/>
      <text:p text:style-name="P18">a) Test connexion</text:p>
      <text:p text:style-name="P2"/>
      <text:p text:style-name="P4"><text:s/> Ajouter un utilisateur dans le system(« toto » , « passWord74 »)</text:p>
      <text:p text:style-name="P4"><text:s/> Test avec « toto » et mdp <text:s/>« password »</text:p>
      <text:p text:style-name="P2"><text:span text:style-name="T5"><text:s/> L’identification ne fonctionne pa</text:span><text:span text:style-name="T6">s</text:span></text:p>
      <text:p text:style-name="P4"><text:s/> Réaliser une authentification avec l’identifiant « to » et le mdp «passWord74 »</text:p>
      <text:p text:style-name="P4"><text:s/> L’identification ne fonctionne pas</text:p>
      <text:p text:style-name="P4"><text:s/> Réaliser une authentification avec l’identifiant « to » et le mdp «passWord74 »</text:p>
      <text:p text:style-name="P4"><text:s/> Identification fonctionne + redirection vers page menu</text:p>
      <text:p text:style-name="P2"/>
      <text:p text:style-name="P18">b) Test déconnexion</text:p>
      <text:p text:style-name="P4"/>
      <text:p text:style-name="P4"><text:s/> Se connecter</text:p>
      <text:p text:style-name="P4"><text:s/> Se déconnecter</text:p>
      <text:p text:style-name="P4"><text:s/> Voir si la page de connexion apparaît</text:p>
      <text:p text:style-name="P4"/>
      <text:p text:style-name="P18">c) Test bouton «se souvenir de moi»</text:p>
      <text:p text:style-name="P2"/>
      <text:p text:style-name="P5"><text:s/> Se connecter avec la case se souvenir de moi</text:p>
      <text:p text:style-name="P5"><text:s/> Quitter l'application sans se déconnecter</text:p>
      <text:p text:style-name="P5"><text:s/> Lancer l'application</text:p>
      <text:p text:style-name="P5"><text:s/> La page d'authentification doit faire apparaître le nom de compte et mdp (avec des étoiles) </text:p>
      <text:p text:style-name="P5"><text:s/> Cliquer sur le bouton « connexion »</text:p>
      <text:p text:style-name="P5"><text:s/> la page du menu d'accueil doit apparaître</text:p>
      <text:p text:style-name="P5"/>
      <text:p text:style-name="P17">II) Test navigation</text:p>
      <text:p text:style-name="P5"/>
      <text:p text:style-name="P19">a) Test En tant qu’utilisateur connecté, je peux accéder aux onglets en cliquant dessus</text:p>
      <text:p text:style-name="P19"/>
      <text:p text:style-name="P5"><text:s/> Se connecter</text:p>
      <text:p text:style-name="P5"><text:s/> Cliquer sur un onglet</text:p>
      <text:p text:style-name="P5"><text:s/> Regarder si la nouvelle page s’affiche correctement avec tout le contenu</text:p>
      <text:p text:style-name="P5"><text:s/> On clique sur le bouton retour</text:p>
      <text:p text:style-name="P8"><text:s/> Regarder si on arrive au menu.</text:p>
      <text:p text:style-name="P22"><text:span text:style-name="T8">III) Test fonctionnel</text:span></text:p>
      <text:p text:style-name="P17"/>
      <text:p text:style-name="P19">a) En tant qu’utilisateur, je peux ajouter un médicament (même idée pour ajouter une commande / pour les autres services ajouter une demande) </text:p>
      <text:p text:style-name="P19"/>
      <text:p text:style-name="P5"><text:s/> A partir de l’onglet stock</text:p>
      <text:p text:style-name="P5"><text:s/> Tester le bouton ajouter/supprimer</text:p>
      <text:p text:style-name="P5"><text:s/> Écrire les informations</text:p>
      <text:p text:style-name="P3"><text:span text:style-name="T5"><text:s/> Tester les cas impossibles (doublon d’id , syntaxe incorrect</text:span><text:span text:style-name="T6">e</text:span><text:span text:style-name="T5">..)</text:span></text:p>
      <text:p text:style-name="P5"><text:s/> Sauvegarder</text:p>
      <text:p text:style-name="P8"><text:s/> Retour sur la page « stock »</text:p>
      <text:p text:style-name="P8"><text:s/> Regarder si le nouveau médicament est présent</text:p>
      <text:p text:style-name="P6"/>
      <text:p text:style-name="P20">b) En tant qu’utilisateur, je peux supprimer un médicament (même idée pour supprimer une commande / pour les autres services supprimer une demande)</text:p>
      <text:p text:style-name="P19"/>
      <text:p text:style-name="P5"><text:s/> A partir de l’onglet stock</text:p>
      <text:p text:style-name="P3"><text:span text:style-name="T5"><text:s/> Cliquer sur le bouton ajouter/supprime</text:span><text:span text:style-name="T7">r</text:span></text:p>
      <text:p text:style-name="P5"><text:s/> Indiquer un faux produit</text:p>
      <text:p text:style-name="P5"><text:s/> Sauvegarder</text:p>
      <text:p text:style-name="P5"><text:s/> Un message doit apparaître « erreur médicament introuvable »</text:p>
      <text:p text:style-name="P5"><text:s/> Indiquer un bon produit </text:p>
      <text:p text:style-name="P5"><text:s/> Sauvegarder</text:p>
      <text:p text:style-name="P3"><text:span text:style-name="T5"><text:s/> Un message doit apparaître « suppression réussi</text:span><text:span text:style-name="T7">e</text:span><text:span text:style-name="T5"> »</text:span></text:p>
      <text:p text:style-name="P5"><text:s/> Le médicament ne doit plus être visible sur la page stock</text:p>
      <text:p text:style-name="P5"><text:s/> Écrire les informations</text:p>
      <text:p text:style-name="P5"/>
      <text:p text:style-name="P21">c) En tant qu’utilisateur, je peux modifier un médicament (même idée pour modifier une commande / pour les autres services modifier une demande)</text:p>
      <text:p text:style-name="P21"/>
      <text:p text:style-name="P7"><text:s/> A partir de l’onglet stock </text:p>
      <text:p text:style-name="P7"><text:s/> Identifier un médicament avec son numéro unique </text:p>
      <text:p text:style-name="P7"><text:s/> Changer directement les informations depuis la page stock</text:p>
      <text:p text:style-name="P7"><text:s/> Sauvegarder </text:p>
      <text:p text:style-name="P7"><text:s/> Regarder si le changement a bien été effectué</text:p>
      <text:p text:style-name="P12"/>
      <text:p text:style-name="P12"/>
      <text:p text:style-name="P12"/>
      <text:p text:style-name="P23">Jeu d’essai</text:p>
      <text:p text:style-name="P9"/>
      <text:p text:style-name="P13">Compte</text:p>
      <text:p text:style-name="P10"/>
      <text:p text:style-name="P9">- Deux comptes super admin</text:p>
      <text:p text:style-name="P9"/>
      <text:p text:style-name="P9">- Deux comptes admin</text:p>
      <text:p text:style-name="P9"/>
      <text:p text:style-name="P9">- Deux comptes utilisateur avec le groupe de droit «pharmacien»</text:p>
      <text:p text:style-name="P9"/>
      <text:p text:style-name="P9">- Deux comptes utilisateur avec le groupe de droit «infirmier»</text:p>
      <text:p text:style-name="P9"/>
      <text:p text:style-name="P10"/>
      <text:p text:style-name="P14">Données en brute dans la bdd</text:p>
      <text:p text:style-name="P11"/>
      <text:p text:style-name="P1"><text:span text:style-name="T2">- </text:span><text:span text:style-name="T3">U</text:span><text:span text:style-name="T2">ne liste de 15 m</text:span><text:span text:style-name="T4">édicaments avec des attributs (prix,type etc..) en commun d'autres avec des </text:span><text:span text:style-name="T1">attributs différents. </text:span></text:p>
      <text:p text:style-name="P15"/>
      <text:p text:style-name="P1"><text:span text:style-name="T2">- </text:span><text:span text:style-name="T3">U</text:span><text:span text:style-name="T2">ne grande diversit</text:span><text:span text:style-name="T4">é sur les attributs par exemple, pour des médicaments, un prix très bas (1 euro </text:span><text:span text:style-name="T1">moyen 5 euro et haut 20 euro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30:36.967000000</meta:creation-date>
    <dc:date>2018-10-16T16:22:26.215000000</dc:date>
    <meta:editing-duration>PT7M31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3" meta:paragraph-count="64" meta:word-count="501" meta:character-count="2928" meta:non-whitespace-character-count="2440"/>
  </office:meta>
</office:document-meta>
</file>